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A000000788A0D1F0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 AMT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 xlink:href="Pictures/100002010000007A000000788A0D1F01.pn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Meeks</meta:initial-creator>
    <meta:creation-date>2013-06-12T13:53:14.282942912</meta:creation-date>
    <dc:date>2013-06-12T13:53:37.725461057</dc:date>
    <dc:creator>Michael Meeks</dc:creator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2.0.0.alpha0$Linux_x86 LibreOffice_project/b742188982e76ed6d0c7d8de6275a18d8103b39</meta:generator>
  </office:meta>
</office:document-meta>
</file>